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00000000320000002584709B83C1FA6AEB7.png" manifest:media-type="image/png"/>
  <manifest:file-entry manifest:full-path="Pictures/100000000000032000000258D41C0289E941B2E2.png" manifest:media-type="image/png"/>
  <manifest:file-entry manifest:full-path="Pictures/100000000000032000000258511A0C7872EB2D4A.png" manifest:media-type="image/png"/>
  <manifest:file-entry manifest:full-path="Pictures/100000000000032000000258350B5249660066B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Segoe UI2" svg:font-family="'Segoe UI'" style:font-adornments="Normal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Consolas3" svg:font-family="Consolas" style:font-family-generic="swiss" style:font-pitch="fixed"/>
    <style:font-face style:name="Consolas4" svg:font-family="Consolas" style:font-adornments="Regular" style:font-family-generic="swiss" style:font-pitch="fixed"/>
    <style:font-face style:name="Albany1" svg:font-family="Albany" style:font-pitch="variable"/>
    <style:font-face style:name="Andale Sans UI1" svg:font-family="'Andale Sans UI'" style:font-pitch="variable"/>
    <style:font-face style:name="Segoe UI" svg:font-family="'Segoe UI'" style:font-pitch="variable"/>
    <style:font-face style:name="Tahoma1" svg:font-family="Tahoma" style:font-pitch="variable"/>
    <style:font-face style:name="Albany2" svg:font-family="Albany" style:font-family-generic="modern" style:font-pitch="variable"/>
    <style:font-face style:name="Consolas" svg:font-family="Consolas" style:font-family-generic="modern" style:font-pitch="variable"/>
    <style:font-face style:name="Courier New" svg:font-family="'Courier New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lbany3" svg:font-family="Albany" style:font-family-generic="swiss" style:font-pitch="variable"/>
    <style:font-face style:name="Andale Sans UI2" svg:font-family="'Andale Sans UI'" style:font-family-generic="swiss" style:font-pitch="variable"/>
    <style:font-face style:name="Consolas2" svg:font-family="Consolas" style:font-family-generic="swiss" style:font-pitch="variable"/>
    <style:font-face style:name="Tahoma2" svg:font-family="Tahoma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numdark-title">
      <style:graphic-properties fo:min-height="3.506cm"/>
    </style:style>
    <style:style style:name="pr2" style:family="presentation" style:parent-style-name="lyt-numdark-subtitle">
      <style:graphic-properties draw:fill-color="#ffffff" fo:min-height="12.086cm"/>
    </style:style>
    <style:style style:name="pr3" style:family="presentation" style:parent-style-name="lyt-numdark-notes">
      <style:graphic-properties draw:fill-color="#ffffff" fo:min-height="13.364cm"/>
    </style:style>
    <style:style style:name="pr4" style:family="presentation" style:parent-style-name="lyt-numdark-title">
      <style:graphic-properties draw:auto-grow-height="true" fo:min-height="3.506cm"/>
    </style:style>
    <style:style style:name="pr5" style:family="presentation" style:parent-style-name="lyt-numdark-subtitle">
      <style:graphic-properties draw:fill-color="#ffffff" draw:auto-grow-height="true" fo:min-height="12.115cm"/>
    </style:style>
    <style:style style:name="pr6" style:family="presentation" style:parent-style-name="lyt-numdark-notes">
      <style:graphic-properties draw:fill-color="#ffffff" draw:auto-grow-height="true" fo:min-height="13.364cm"/>
    </style:style>
    <style:style style:name="pr7" style:family="presentation" style:parent-style-name="lyt-numdark-subtitle">
      <style:graphic-properties draw:fill-color="#ffffff" draw:auto-grow-height="true" fo:min-height="13.537cm"/>
    </style:style>
    <style:style style:name="pr8" style:family="presentation" style:parent-style-name="lyt-numdark-outline1">
      <style:graphic-properties fo:min-height="13.173cm"/>
    </style:style>
    <style:style style:name="pr9" style:family="presentation" style:parent-style-name="lyt-numdark-outline1">
      <style:graphic-properties fo:min-height="13.516cm"/>
    </style:style>
    <style:style style:name="pr10" style:family="presentation" style:parent-style-name="lyt-numdark-outline1">
      <style:graphic-properties fo:min-height="12.778cm"/>
    </style:style>
    <style:style style:name="pr11" style:family="presentation" style:parent-style-name="lyt-numdark-outline1">
      <style:graphic-properties fo:min-height="13.401cm"/>
    </style:style>
    <style:style style:name="pr12" style:family="presentation" style:parent-style-name="lyt-numdark-outline1">
      <style:graphic-properties fo:min-height="12.086cm"/>
    </style:style>
    <style:style style:name="pr13" style:family="presentation" style:parent-style-name="lyt-numdark-outline1">
      <style:graphic-properties fo:min-height="13.626cm"/>
    </style:style>
    <style:style style:name="pr14" style:family="presentation" style:parent-style-name="lyt-numdark-outline1">
      <style:graphic-properties fo:min-height="12.824cm"/>
    </style:style>
    <style:style style:name="pr15" style:family="presentation" style:parent-style-name="lyt-numdark-title">
      <style:graphic-properties fo:min-height="2.5cm"/>
    </style:style>
    <style:style style:name="pr16" style:family="presentation" style:parent-style-name="lyt-numdark-outline1">
      <style:graphic-properties fo:min-height="26.173cm"/>
    </style:style>
    <style:style style:name="pr17" style:family="presentation" style:parent-style-name="lyt-numdark-outline1">
      <style:graphic-properties fo:min-height="14.363cm"/>
    </style:style>
    <style:style style:name="pr18" style:family="presentation" style:parent-style-name="lyt-numdark-outline1">
      <style:graphic-properties fo:min-height="17.148cm"/>
    </style:style>
    <style:style style:name="pr19" style:family="presentation" style:parent-style-name="lyt-numdark-outline1">
      <style:graphic-properties fo:min-height="12.994cm"/>
    </style:style>
    <style:style style:name="pr20" style:family="presentation" style:parent-style-name="lyt-numdark-outline1">
      <style:graphic-properties fo:min-height="12.718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2.4cm" fo:margin-right="0cm" fo:text-indent="0cm"/>
    </style:style>
    <style:style style:name="P5" style:family="paragraph">
      <style:paragraph-properties fo:margin-left="0.025cm" fo:margin-right="0cm" fo:text-indent="0cm"/>
    </style:style>
    <style:style style:name="P6" style:family="paragraph">
      <style:paragraph-properties fo:margin-left="0.6cm" fo:margin-right="0cm" fo:text-indent="-0.8cm"/>
    </style:style>
    <style:style style:name="P7" style:family="paragraph">
      <style:paragraph-properties fo:margin-left="0.6cm" fo:margin-right="0cm" fo:margin-top="0cm" fo:margin-bottom="0cm" fo:text-indent="-0.8cm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fo:color="#00ffff" style:font-name="Consolas1" fo:font-size="18pt" style:font-size-asian="18pt" style:font-size-complex="18pt"/>
    </style:style>
    <style:style style:name="P10" style:family="paragraph">
      <style:paragraph-properties fo:margin-left="0cm" fo:margin-right="0.1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Segoe UI2" fo:font-size="24pt" fo:font-style="italic" style:font-name-asian="Segoe UI2" style:font-size-asian="24pt" style:font-style-asian="italic" style:font-name-complex="Segoe UI2" style:font-size-complex="24pt" style:font-style-complex="italic"/>
    </style:style>
    <style:style style:name="T9" style:family="text">
      <style:text-properties style:font-name="Albany" fo:font-size="24pt" fo:font-style="italic" style:font-name-asian="Segoe UI2" style:font-size-asian="24pt" style:font-style-asian="italic" style:font-name-complex="Segoe UI2" style:font-size-complex="24pt" style:font-style-complex="italic"/>
    </style:style>
    <style:style style:name="T10" style:family="text">
      <style:text-properties style:font-name="Albany" fo:font-size="24pt" fo:font-style="normal" style:font-name-asian="Segoe UI2" style:font-size-asian="24pt" style:font-style-asian="normal" style:font-name-complex="Segoe UI2" style:font-size-complex="24pt" style:font-style-complex="normal"/>
    </style:style>
    <style:style style:name="T11" style:family="text">
      <style:text-properties style:font-name="Albany" fo:font-size="24pt" style:font-name-asian="Segoe UI2" style:font-size-asian="24pt" style:font-name-complex="Segoe UI2" style:font-size-complex="24pt"/>
    </style:style>
    <style:style style:name="T12" style:family="text">
      <style:text-properties style:font-name="Segoe UI2" fo:font-size="24pt" style:font-name-asian="Segoe UI2" style:font-size-asian="24pt" style:font-name-complex="Segoe UI2" style:font-size-complex="24pt"/>
    </style:style>
    <style:style style:name="T13" style:family="text">
      <style:text-properties style:text-position="super 70%" style:font-name="Albany" fo:font-size="24pt" fo:font-style="italic" style:font-name-asian="Segoe UI2" style:font-size-asian="24pt" style:font-style-asian="italic" style:font-name-complex="Segoe UI2" style:font-size-complex="24pt" style:font-style-complex="italic"/>
    </style:style>
    <style:style style:name="T14" style:family="text">
      <style:text-properties style:font-name="Segoe UI2" fo:font-style="italic" style:font-name-asian="Segoe UI2" style:font-style-asian="italic" style:font-name-complex="Segoe UI2" style:font-style-complex="italic"/>
    </style:style>
    <style:style style:name="T15" style:family="text">
      <style:text-properties style:text-position="super 70%" style:font-name="Segoe UI2" fo:font-size="28pt" fo:font-style="italic" style:font-name-asian="Segoe UI2" style:font-size-asian="28pt" style:font-style-asian="italic" style:font-name-complex="Segoe UI2" style:font-size-complex="28pt" style:font-style-complex="italic"/>
    </style:style>
    <style:style style:name="T16" style:family="text">
      <style:text-properties style:font-name="Segoe UI2" style:font-name-asian="Segoe UI2" style:font-name-complex="Segoe UI2"/>
    </style:style>
    <style:style style:name="T17" style:family="text">
      <style:text-properties style:text-position="super 70%" style:font-name="Segoe UI2" fo:font-style="italic" style:font-name-asian="Segoe UI2" style:font-style-asian="italic" style:font-name-complex="Segoe UI2" style:font-style-complex="italic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18pt" fo:font-style="italic" style:font-size-asian="18pt" style:font-style-asian="italic" style:font-size-complex="18pt" style:font-style-complex="italic"/>
    </style:style>
    <style:style style:name="T21" style:family="text">
      <style:text-properties style:font-name="Segoe UI2" fo:font-size="18pt" fo:font-style="normal" style:font-name-asian="Segoe UI2" style:font-size-asian="18pt" style:font-style-asian="normal" style:font-name-complex="Segoe UI2" style:font-size-complex="18pt" style:font-style-complex="normal"/>
    </style:style>
    <style:style style:name="T22" style:family="text">
      <style:text-properties style:font-name="Segoe UI2" fo:font-size="18pt" fo:font-style="italic" style:font-name-asian="Segoe UI2" style:font-size-asian="18pt" style:font-style-asian="italic" style:font-name-complex="Segoe UI2" style:font-size-complex="18pt" style:font-style-complex="italic"/>
    </style:style>
    <style:style style:name="T23" style:family="text">
      <style:text-properties style:font-name="Albany" fo:font-size="18pt" fo:font-style="italic" style:font-name-asian="Segoe UI2" style:font-size-asian="18pt" style:font-style-asian="italic" style:font-name-complex="Segoe UI2" style:font-size-complex="18pt" style:font-style-complex="italic"/>
    </style:style>
    <style:style style:name="T24" style:family="text">
      <style:text-properties style:font-name="Albany" fo:font-size="18pt" style:font-name-asian="Segoe UI2" style:font-size-asian="18pt" style:font-name-complex="Segoe UI2" style:font-size-complex="18pt"/>
    </style:style>
    <style:style style:name="T25" style:family="text">
      <style:text-properties style:font-name="Segoe UI2" fo:font-size="18pt" style:font-name-asian="Segoe UI2" style:font-size-asian="18pt" style:font-name-complex="Segoe UI2" style:font-size-complex="18pt"/>
    </style:style>
    <style:style style:name="T26" style:family="text">
      <style:text-properties style:font-name="Albany" fo:font-size="26pt" style:font-name-asian="Segoe UI2" style:font-size-asian="26pt" style:font-name-complex="Segoe UI2" style:font-size-complex="26pt"/>
    </style:style>
    <style:style style:name="T27" style:family="text">
      <style:text-properties style:text-position="super 70%" style:font-name="Albany" fo:font-size="18pt" fo:font-style="italic" style:font-name-asian="Segoe UI2" style:font-size-asian="18pt" style:font-style-asian="italic" style:font-name-complex="Segoe UI2" style:font-size-complex="18pt" style:font-style-complex="italic"/>
    </style:style>
    <style:style style:name="T28" style:family="text">
      <style:text-properties style:text-position="super 70%" style:font-name="Segoe UI2" fo:font-size="18pt" fo:font-style="italic" style:font-name-asian="Segoe UI2" style:font-size-asian="18pt" style:font-style-asian="italic" style:font-name-complex="Segoe UI2" style:font-size-complex="18pt" style:font-style-complex="italic"/>
    </style:style>
    <style:style style:name="T29" style:family="text">
      <style:text-properties style:text-position="super 70%" style:font-name="Segoe UI2" fo:font-size="18pt" style:font-name-asian="Segoe UI2" style:font-size-asian="18pt" style:font-name-complex="Segoe UI2" style:font-size-complex="18pt"/>
    </style:style>
    <style:style style:name="T30" style:family="text">
      <style:text-properties fo:color="#00ffff" style:font-name="Courier New1" fo:font-size="22pt" style:font-size-asian="22pt" style:font-size-complex="22pt"/>
    </style:style>
    <style:style style:name="T31" style:family="text">
      <style:text-properties style:font-name="Courier New1" fo:font-size="22pt" style:font-size-asian="22pt" style:font-size-complex="22pt"/>
    </style:style>
    <style:style style:name="T32" style:family="text">
      <style:text-properties fo:color="#00ffff" fo:font-style="italic" style:font-style-asian="italic" style:font-style-complex="italic"/>
    </style:style>
    <style:style style:name="T33" style:family="text">
      <style:text-properties style:text-position="super 70%" fo:font-style="italic" style:font-style-asian="italic" style:font-style-complex="italic"/>
    </style:style>
    <style:style style:name="T34" style:family="text">
      <style:text-properties fo:color="#00ffff" style:font-name="Consolas1" fo:font-size="18pt" style:font-size-asian="18pt" style:font-size-complex="18pt"/>
    </style:style>
    <style:style style:name="T35" style:family="text">
      <style:text-properties fo:color="#00ffff" style:font-name="Consolas4" fo:font-size="18pt" style:font-name-asian="Consolas4" style:font-size-asian="18pt" style:font-name-complex="Consolas4" style:font-size-complex="18pt"/>
    </style:style>
    <style:style style:name="T36" style:family="text">
      <style:text-properties fo:color="#00ffff" style:font-name="Consolas1" fo:font-size="22pt" style:font-size-asian="22pt" style:font-size-complex="22pt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style:font-name="Consolas1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7b8b8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47b8b8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47b8b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7b8b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7b8b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7b8b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7b8b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7b8b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7b8b8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numdark" presentation:presentation-page-layout-name="AL1T0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Chiffrement RSA en Perl 6</text:p>
          </draw:text-box>
        </draw:frame>
        <draw:frame presentation:style-name="pr2" draw:text-style-name="P1" draw:layer="layout" svg:width="24.1cm" svg:height="12.086cm" svg:x="2cm" svg:y="5.314cm" presentation:class="subtitle">
          <draw:text-box>
            <text:p>Journées Perl 2017</text:p>
            <text:p/>
            <text:p><text:span text:style-name="T1">Paris, 9 et 10 juin 2017</text:span></text:p>
            <text:p><text:span text:style-name="T1"/></text:p>
            <text:p><text:span text:style-name="T2">Laurent Rosenfel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numdark" presentation:presentation-page-layout-name="AL1T0">
        <office:forms form:automatic-focus="false" form:apply-design-mode="false"/>
        <draw:frame presentation:style-name="pr4" draw:layer="layout" svg:width="25.199cm" svg:height="3.506cm" svg:x="1.401cm" svg:y="1.5cm" presentation:class="title" presentation:user-transformed="true">
          <draw:text-box>
            <text:p>Génération de clefs RSA en Perl 6</text:p>
          </draw:text-box>
        </draw:frame>
        <draw:frame presentation:style-name="pr5" draw:text-style-name="P2" draw:layer="layout" svg:width="24.1cm" svg:height="12.139cm" svg:x="2cm" svg:y="5.288cm" presentation:class="subtitle" presentation:user-transformed="true">
          <draw:text-box>
            <text:p><text:span text:style-name="T3">Perl 6 offre tous les outils pour générer des paires de clefs RSA :</text:span></text:p>
            <text:p><text:span text:style-name="T3"/></text:p>
            <text:list text:style-name="L1">
              <text:list-item>
                <text:p><text:span text:style-name="T4">Entiers de précision arbitraire ;</text:span></text:p>
                <text:p><text:span text:style-name="T4"/></text:p>
              </text:list-item>
              <text:list-item>
                <text:p><text:span text:style-name="T4">Test de primalité efficace ;</text:span></text:p>
                <text:p><text:span text:style-name="T4"/></text:p>
              </text:list-item>
              <text:list-item>
                <text:p><text:span text:style-name="T4">Arithmétique modulaire.</text:span></text:p>
              </text:list-item>
            </text:list>
            <text:p><text:span text:style-name="T4"/></text:p>
            <text:list text:continue-numbering="true" text:style-name="L1">
              <text:list-header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numdark" presentation:presentation-page-layout-name="AL1T0">
        <office:forms form:automatic-focus="false" form:apply-design-mode="false"/>
        <draw:frame presentation:style-name="pr4" draw:layer="layout" svg:width="25.199cm" svg:height="3.506cm" svg:x="1.401cm" svg:y="1.5cm" presentation:class="title" presentation:user-transformed="true">
          <draw:text-box>
            <text:p>Génération de clefs RSA en Perl 6</text:p>
          </draw:text-box>
        </draw:frame>
        <draw:frame presentation:style-name="pr7" draw:text-style-name="P2" draw:layer="layout" svg:width="24.1cm" svg:height="13.561cm" svg:x="2cm" svg:y="4.577cm" presentation:class="subtitle" presentation:user-transformed="true">
          <draw:text-box>
            <text:p><text:span text:style-name="T3">Perl 6 offre tous les outils pour générer des paires de clefs RSA (et les utiliser pour chiffrer un message secret) :</text:span></text:p>
            <text:p><text:span text:style-name="T3"/></text:p>
            <text:list text:style-name="L1">
              <text:list-item>
                <text:p><text:span text:style-name="T4">Entiers de précision arbitraire ;</text:span></text:p>
                <text:p><text:span text:style-name="T4"/></text:p>
              </text:list-item>
              <text:list-item>
                <text:p><text:span text:style-name="T4">Test de primalité efficace ;</text:span></text:p>
                <text:p><text:span text:style-name="T4"/></text:p>
              </text:list-item>
              <text:list-item>
                <text:p><text:span text:style-name="T4">Arithmétique modulaire.</text:span></text:p>
              </text:list-item>
            </text:list>
            <text:p><text:span text:style-name="T4"/></text:p>
            <text:list text:continue-numbering="true" text:style-name="L1">
              <text:list-header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numdark" presentation:presentation-page-layout-name="AL2T1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Chiffrement RSA (1)</text:p>
          </draw:text-box>
        </draw:frame>
        <draw:frame presentation:style-name="pr8" draw:layer="layout" svg:width="24.1cm" svg:height="13.173cm" svg:x="2cm" svg:y="5.314cm" presentation:class="outline" presentation:user-transformed="true">
          <draw:text-box>
            <text:list text:style-name="L2">
              <text:list-item>
                <text:p>Inventé par Rivest, Shamir et Adleman, du MIT (1977)</text:p>
              </text:list-item>
              <text:list-item>
                <text:p>Chiffrement asymétrique utilisant une paire de clefs (des nombres entiers) :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Une clef publique (ou fonction à sens unique) pour chiffrer un texte, et</text:span></text:p>
                  </text:list-item>
                  <text:list-item>
                    <text:p text:style-name="P3"><text:span text:style-name="T1">Une clef privée (ou brèche secrète) pour déchiffrer un cryptogramme (un texte préalablement chiffré)</text:span></text:p>
                  </text:list-item>
                </text:list>
              </text:list-item>
            </text:list>
            <text:list text:style-name="L2">
              <text:list-item>
                <text:p>Ces clefs peuvent aussi servir à signer (authentifier) des messag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numdark" presentation:presentation-page-layout-name="AL2T1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Chiffrement RSA (2)</text:p>
          </draw:text-box>
        </draw:frame>
        <draw:frame presentation:style-name="pr9" draw:layer="layout" svg:width="24.1cm" svg:height="13.536cm" svg:x="2cm" svg:y="5.314cm" presentation:class="outline" presentation:user-transformed="true">
          <draw:text-box>
            <text:list text:style-name="L2">
              <text:list-item>
                <text:p>Alice désire recevoir des données confidentielles. Elle génère deux clefs :</text:p>
              </text:list-item>
            </text:list>
            <text:list text:style-name="L3">
              <text:list-item>
                <text:list>
                  <text:list-item>
                    <text:p text:style-name="P4">Elle rend la clef publique accessible à ses correspondants</text:p>
                  </text:list-item>
                  <text:list-item>
                    <text:p text:style-name="P4">Bob utilise cette clef publique pour chiffrer son message destiné à Alice</text:p>
                  </text:list-item>
                  <text:list-item>
                    <text:p text:style-name="P4">Alice utilise sa clef privée pour le déchiffrer</text:p>
                  </text:list-item>
                </text:list>
              </text:list-item>
            </text:list>
            <text:list text:style-name="L2">
              <text:list-item>
                <text:p>Ce mécanisme est souvent utilisé pour échanger une clef symétrique secrète pour encoder le vrai message (PGP, Gnu-P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numdark" presentation:presentation-page-layout-name="AL2T1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Les clefs</text:p>
          </draw:text-box>
        </draw:frame>
        <draw:frame presentation:style-name="pr10" draw:layer="layout" svg:width="24.1cm" svg:height="12.806cm" svg:x="2cm" svg:y="5.314cm" presentation:class="outline" presentation:user-transformed="true">
          <draw:text-box>
            <text:list text:style-name="L2">
              <text:list-item>
                <text:p>L'algorithme utilise les congruences sur les entiers et le petit théorème de Fermat pour obtenir des fonctions à sens unique</text:p>
              </text:list-item>
            </text:list>
            <text:list text:style-name="L3">
              <text:list-item>
                <text:list>
                  <text:list-item>
                    <text:p text:style-name="P5">Tous les calculs sont faits modulo un nombre <text:span text:style-name="T6">n</text:span> qui est le produit de deux entiers premiers</text:p>
                  </text:list-item>
                  <text:list-item>
                    <text:p text:style-name="P5">Les messages (clairs et chiffrés) sont des entiers d'une taille inférieure à <text:span text:style-name="T6">n</text:span></text:p>
                  </text:list-item>
                  <text:list-item>
                    <text:p text:style-name="P5"><text:span text:style-name="T7">Le chiffrement et le déchiffrement consistent à élever le message à une certaine puissance modulo </text:span><text:span text:style-name="T6">n</text:span><text:span text:style-name="T7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numdark" presentation:presentation-page-layout-name="AL2T1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Génération des clefs</text:p>
          </draw:text-box>
        </draw:frame>
        <draw:frame presentation:style-name="pr11" draw:layer="layout" svg:width="24.1cm" svg:height="13.401cm" svg:x="2cm" svg:y="5.314cm" presentation:class="outline" presentation:user-transformed="true">
          <draw:text-box>
            <text:list text:style-name="L2">
              <text:list-item>
                <text:p>Le création des clefs se fait comme suit :</text:p>
              </text:list-item>
            </text:list>
            <text:list text:style-name="L3">
              <text:list-item>
                <text:list>
                  <text:list-item>
                    <text:p><text:span text:style-name="T1">Choisir deux nombres premiers distincts </text:span><text:span text:style-name="T2">p</text:span><text:span text:style-name="T1"> et </text:span><text:span text:style-name="T2">q</text:span></text:p>
                  </text:list-item>
                  <text:list-item>
                    <text:p><text:span text:style-name="T1">Calculer leur produit </text:span><text:span text:style-name="T2">n = pq</text:span></text:p>
                  </text:list-item>
                  <text:list-item>
                    <text:p><text:span text:style-name="T1">Calculer </text:span><text:span text:style-name="T8">φ</text:span><text:span text:style-name="T9">(n) = (p-1)(q-1) <text:s/></text:span><text:span text:style-name="T10">(fonction d'Euler)</text:span></text:p>
                  </text:list-item>
                  <text:list-item>
                    <text:p><text:span text:style-name="T11">Choisir un entier </text:span><text:span text:style-name="T9">e</text:span><text:span text:style-name="T11"> premier avec </text:span><text:span text:style-name="T8">φ</text:span><text:span text:style-name="T9">(n)</text:span><text:span text:style-name="T11"> et strictement inférieur à </text:span><text:span text:style-name="T12">φ</text:span><text:span text:style-name="T11">(n) : exposant de chiffrement</text:span></text:p>
                  </text:list-item>
                  <text:list-item>
                    <text:p><text:span text:style-name="T11">Calculer l'entier </text:span><text:span text:style-name="T9">d</text:span><text:span text:style-name="T11">, inverse de </text:span><text:span text:style-name="T9">e</text:span><text:span text:style-name="T11"> modulo </text:span><text:span text:style-name="T8">φ</text:span><text:span text:style-name="T9">(n)</text:span><text:span text:style-name="T11">, l'exposant de déchiffrement (</text:span><text:span text:style-name="T9">e</text:span><text:span text:style-name="T13">-1</text:span><text:span text:style-name="T11">) </text:span></text:p>
                  </text:list-item>
                  <text:list-item>
                    <text:p><text:span text:style-name="T9">(n, e)</text:span><text:span text:style-name="T11"> : clef publique, </text:span><text:span text:style-name="T9">(n, d)</text:span><text:span text:style-name="T11"> : clef privée</text:span></text:p>
                  </text:list-item>
                  <text:list-item>
                    <text:p><text:span text:style-name="T11">L'algo repose sur la difficulté de factoriser </text:span><text:span text:style-name="T9">n</text:span><text:span text:style-name="T11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numdark" presentation:presentation-page-layout-name="AL2T1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Chiffrement et déchiffrement</text:p>
          </draw:text-box>
        </draw:frame>
        <draw:frame presentation:style-name="pr12" draw:layer="layout" svg:width="24.1cm" svg:height="12.086cm" svg:x="2cm" svg:y="5.314cm" presentation:class="outline" presentation:user-transformed="true">
          <draw:text-box>
            <text:list text:style-name="L2">
              <text:list-item>
                <text:p>Si <text:span text:style-name="T6">M</text:span> est un entier inférieur à <text:span text:style-name="T6">n</text:span> représentant le message, alors le message chiffré <text:span text:style-name="T6">C</text:span> est :</text:p>
              </text:list-item>
            </text:list>
            <text:list text:style-name="L3">
              <text:list-item>
                <text:list>
                  <text:list-item>
                    <text:p><text:span text:style-name="T6">C </text:span><text:span text:style-name="T14">≡ M</text:span><text:span text:style-name="T15">e</text:span><text:span text:style-name="T16"> (mod n)</text:span></text:p>
                  </text:list-item>
                  <text:list-item>
                    <text:p><text:span text:style-name="T16">(C est choisi strictement inférieur à </text:span><text:span text:style-name="T14">n</text:span><text:span text:style-name="T16">)</text:span></text:p>
                  </text:list-item>
                </text:list>
              </text:list-item>
            </text:list>
            <text:list text:style-name="L2">
              <text:list-item>
                <text:p><text:span text:style-name="T16">Pour déchiffrer, on utilise </text:span><text:span text:style-name="T14">d</text:span><text:span text:style-name="T16">, l'inverse de </text:span><text:span text:style-name="T14">e</text:span><text:span text:style-name="T16"> modulo </text:span><text:span text:style-name="T14">(p-1)(q-1)</text:span><text:span text:style-name="T16"> :</text:span></text:p>
              </text:list-item>
            </text:list>
            <text:list text:style-name="L3">
              <text:list-item>
                <text:list>
                  <text:list-item>
                    <text:p><text:span text:style-name="T14">M ≡ C</text:span><text:span text:style-name="T17">d</text:span><text:span text:style-name="T16"> (mod 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numdark" presentation:presentation-page-layout-name="AL2T1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Exemple (avec des petits nombres)</text:p>
          </draw:text-box>
        </draw:frame>
        <draw:frame presentation:style-name="pr13" draw:layer="layout" svg:width="24.1cm" svg:height="13.626cm" svg:x="2cm" svg:y="5.314cm" presentation:class="outline" presentation:user-transformed="true">
          <draw:text-box>
            <text:list text:style-name="L2">
              <text:list-item>
                <text:p><text:span text:style-name="T18">Génération des clefs</text:span></text:p>
              </text:list-item>
            </text:list>
            <text:list text:style-name="L3">
              <text:list-item>
                <text:list>
                  <text:list-item>
                    <text:p><text:span text:style-name="T19">On choisit deux nombres premiers, par exemple 5 et 11</text:span></text:p>
                  </text:list-item>
                  <text:list-item>
                    <text:p><text:span text:style-name="T19">Leur produit </text:span><text:span text:style-name="T20">n = 5 x 11 = 55</text:span><text:span text:style-name="T19"> est le module de chiffrement</text:span></text:p>
                  </text:list-item>
                  <text:list-item>
                    <text:p><text:span text:style-name="T21">Valeur de la génératrice d'Euler</text:span><text:span text:style-name="T22"> : φ</text:span><text:span text:style-name="T23">(n) = (5-1)(11-1) = 40</text:span></text:p>
                  </text:list-item>
                  <text:list-item>
                    <text:p><text:span text:style-name="T24">On choisit l'exposant de chiffrement </text:span><text:span text:style-name="T23">e = 3</text:span><text:span text:style-name="T24">, premier avec 40</text:span></text:p>
                  </text:list-item>
                  <text:list-item>
                    <text:p><text:span text:style-name="T24">L'exposant de déchiffrement est 27, l'inverse de </text:span><text:span text:style-name="T23">e</text:span><text:span text:style-name="T24"> modulo 40 </text:span><text:span text:style-name="T24"><text:line-break/></text:span><text:span text:style-name="T24">(car 3 x 27 = 81 </text:span><text:span text:style-name="T25">≡</text:span><text:span text:style-name="T24"> 1 mod 40)</text:span></text:p>
                  </text:list-item>
                  <text:list-item>
                    <text:p><text:span text:style-name="T24">La clef publique est (55, 3) et la clef privée (55, 27)</text:span></text:p>
                  </text:list-item>
                </text:list>
              </text:list-item>
            </text:list>
            <text:list text:style-name="L2">
              <text:list-item>
                <text:p><text:span text:style-name="T26">Chiffrement et déchiffrement</text:span></text:p>
              </text:list-item>
            </text:list>
            <text:list text:style-name="L3">
              <text:list-item>
                <text:list>
                  <text:list-item>
                    <text:p><text:span text:style-name="T24">Chiffrement de </text:span><text:span text:style-name="T23">M</text:span><text:span text:style-name="T24"> = 42 : <text:s text:c="4"/></text:span><text:span text:style-name="T23">C = 42</text:span><text:span text:style-name="T27">3</text:span><text:span text:style-name="T23"> = 74 088 </text:span><text:span text:style-name="T22">≡ 3 mod 55</text:span></text:p>
                  </text:list-item>
                  <text:list-item>
                    <text:p><text:span text:style-name="T25">Déchiffrement de </text:span><text:span text:style-name="T22">C</text:span><text:span text:style-name="T25"> : <text:s text:c="5"/></text:span><text:span text:style-name="T22">M = 3</text:span><text:span text:style-name="T28">27</text:span><text:span text:style-name="T22"> ≡ 42 mod 55 </text:span><text:span text:style-name="T25"><text:line-break/></text:span><text:span text:style-name="T25">(car 3</text:span><text:span text:style-name="T29">27</text:span><text:span text:style-name="T25"> = 7625597484987= 42 + 55 * 138647226999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numdark" presentation:presentation-page-layout-name="AL2T1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Les fonctionnalités de Perl 6</text:p>
          </draw:text-box>
        </draw:frame>
        <draw:frame presentation:style-name="pr14" draw:layer="layout" svg:width="24.1cm" svg:height="12.824cm" svg:x="2cm" svg:y="5.314cm" presentation:class="outline" presentation:user-transformed="true">
          <draw:text-box>
            <text:list text:style-name="L2">
              <text:list-item>
                <text:p>Entiers de précision arbitraire :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30">say 3**27 - ((55 * 138647226999) + 42); # 0</text:span></text:p>
                  </text:list-header>
                </text:list>
              </text:list-item>
            </text:list>
            <text:list text:style-name="L2">
              <text:list-item>
                <text:p>Test de primalité (de Miller-Rabin)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30">say is-prime 2**521 – 1; # -&gt; True</text:span><text:span text:style-name="T31"> </text:span></text:p>
                  </text:list-header>
                </text:list>
              </text:list-item>
            </text:list>
            <text:list text:style-name="L2">
              <text:list-item>
                <text:p>La fonction <text:span text:style-name="T32">expmod(x, y, z)</text:span> renvoie <text:span text:style-name="T6">x</text:span><text:span text:style-name="T33">y</text:span><text:span text:style-name="T6"> mod z</text:span></text:p>
              </text:list-item>
            </text:list>
            <text:list text:style-name="L3">
              <text:list-item>
                <text:list>
                  <text:list-header>
                    <text:p text:style-name="P7"><text:span text:style-name="T30">say expmod(4, 2, 5); <text:s text:c="4"/># 1 <text:s/>(équiv 4**2 % 5)</text:span></text:p>
                    <text:p text:style-name="P7"><text:span text:style-name="T30">say expmod 3, 27, 55; <text:s text:c="3"/># -&gt; 42</text:span></text:p>
                  </text:list-header>
                </text:list>
              </text:list-item>
            </text:list>
            <text:list text:style-name="L2">
              <text:list-item>
                <text:p><text:span text:style-name="T32">gcd</text:span> renvoie le PGCD de deux nombres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30">say 15 gcd 45; <text:s text:c="10"/># -&gt; 15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numdark" presentation:presentation-page-layout-name="AL2T1">
        <office:forms form:automatic-focus="false" form:apply-design-mode="false"/>
        <draw:frame presentation:style-name="pr15" draw:layer="layout" svg:width="25.199cm" svg:height="2.5cm" svg:x="1.401cm" svg:y="1.5cm" presentation:class="title" presentation:user-transformed="true">
          <draw:text-box>
            <text:p>Procédure de génération des clefs</text:p>
          </draw:text-box>
        </draw:frame>
        <draw:frame presentation:style-name="pr16" draw:text-style-name="P9" draw:layer="layout" svg:width="24.1cm" svg:height="26.173cm" svg:x="2cm" svg:y="4.114cm" presentation:class="outline" presentation:user-transformed="true">
          <draw:text-box>
            <text:p text:style-name="P8"><text:span text:style-name="T34">sub premier-aléatoire(Int $digits) {</text:span></text:p>
            <text:p text:style-name="P8"><text:span text:style-name="T34"><text:s text:c="4"/></text:span><text:span text:style-name="T34">loop {</text:span></text:p>
            <text:p text:style-name="P8"><text:span text:style-name="T34"><text:s text:c="8"/></text:span><text:span text:style-name="T34">my $try = (10**$digits .. 10**($digits+1)).pick;</text:span></text:p>
            <text:p text:style-name="P8"><text:span text:style-name="T34"><text:s text:c="8"/></text:span><text:span text:style-name="T34">return $try if $try.is-prime;</text:span></text:p>
            <text:p text:style-name="P8"><text:span text:style-name="T34"><text:s text:c="4"/></text:span><text:span text:style-name="T34">}</text:span></text:p>
            <text:p text:style-name="P8"><text:span text:style-name="T34">}</text:span></text:p>
            <text:p text:style-name="P8"><text:span text:style-name="T34">sub génère-clef (Int $nb-digits) {</text:span></text:p>
            <text:p text:style-name="P8"><text:span text:style-name="T34"><text:s text:c="4"/></text:span><text:span text:style-name="T34">my $p = premier-aléatoire $nb-digits;</text:span></text:p>
            <text:p text:style-name="P8"><text:span text:style-name="T34"><text:s text:c="4"/></text:span><text:span text:style-name="T34">my $q = premier-aléatoire $nb-digits;</text:span></text:p>
            <text:p text:style-name="P8"><text:span text:style-name="T34"><text:s text:c="4"/></text:span><text:span text:style-name="T34">my $n = $p * $q;</text:span></text:p>
            <text:p text:style-name="P8"><text:span text:style-name="T34"><text:s text:c="4"/></text:span><text:span text:style-name="T34">my $</text:span><text:span text:style-name="T35">ϕ</text:span><text:span text:style-name="T34"> = ($p-1) * ($q-1);</text:span></text:p>
            <text:p text:style-name="P8"><text:span text:style-name="T34"><text:s text:c="4"/></text:span><text:span text:style-name="T34">my $e;</text:span></text:p>
            <text:p text:style-name="P8"><text:span text:style-name="T34"><text:s text:c="4"/></text:span><text:span text:style-name="T34">loop { </text:span></text:p>
            <text:p text:style-name="P8"><text:span text:style-name="T34"><text:s text:c="8"/></text:span><text:span text:style-name="T34">$e = (1..^$n).pick; </text:span></text:p>
            <text:p text:style-name="P8"><text:span text:style-name="T34"><text:s text:c="8"/></text:span><text:span text:style-name="T34">last if $e gcd $</text:span><text:span text:style-name="T35">ϕ</text:span><text:span text:style-name="T34"> == 1; </text:span></text:p>
            <text:p text:style-name="P8"><text:span text:style-name="T34"><text:s text:c="4"/></text:span><text:span text:style-name="T34">}</text:span></text:p>
            <text:p text:style-name="P8"><text:span text:style-name="T34"><text:s text:c="4"/></text:span><text:span text:style-name="T34">my $d = expmod($e, -1, $</text:span><text:span text:style-name="T35">ϕ</text:span><text:span text:style-name="T34">);</text:span></text:p>
            <text:p text:style-name="P8"><text:span text:style-name="T34"><text:s text:c="4"/></text:span><text:span text:style-name="T34">my $clef-publique <text:s/>= [ $e, $n ];</text:span></text:p>
            <text:p text:style-name="P8"><text:span text:style-name="T34"><text:s text:c="4"/></text:span><text:span text:style-name="T34">my $clef-privée <text:s text:c="3"/>= [ $d, $n ];</text:span></text:p>
            <text:p text:style-name="P8"><text:span text:style-name="T34"><text:s text:c="4"/></text:span><text:span text:style-name="T34">return $clef-publique, $clef-privée;</text:span></text:p>
            <text:p text:style-name="P8"><text:span text:style-name="T3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numdark" presentation:presentation-page-layout-name="AL2T1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Utilisation</text:p>
          </draw:text-box>
        </draw:frame>
        <draw:frame presentation:style-name="pr17" draw:layer="layout" svg:width="24.1cm" svg:height="14.367cm" svg:x="2cm" svg:y="5.314cm" presentation:class="outline" presentation:user-transformed="true">
          <draw:text-box>
            <text:list text:style-name="L2">
              <text:list-item>
                <text:p>Procédures de chiffrement et déchiffrement :</text:p>
              </text:list-item>
            </text:list>
            <text:p text:style-name="P8"><text:span text:style-name="T36">sub chiffre-nb($message, $clé-pub) {</text:span></text:p>
            <text:p text:style-name="P8"><text:span text:style-name="T36"><text:s text:c="2"/></text:span><text:span text:style-name="T36">return expmod($message, $clé-pub[0], $clé-pub[1])</text:span></text:p>
            <text:p text:style-name="P8"><text:span text:style-name="T36">}</text:span></text:p>
            <text:p text:style-name="P8"><text:span text:style-name="T36"/></text:p>
            <text:p text:style-name="P8"><text:span text:style-name="T36">sub déchiffre-nb($message, $clé-priv) {</text:span></text:p>
            <text:p text:style-name="P8"><text:span text:style-name="T36"><text:s text:c="2"/></text:span><text:span text:style-name="T36">return expmod($message, $clé-priv[0], $clé-priv[1])</text:span></text:p>
            <text:p text:style-name="P8"><text:span text:style-name="T36">}</text:span></text:p>
            <text:list text:continue-numbering="true" text:style-name="L2">
              <text:list-item>
                <text:p>Exemple d'appel de l'ensemble</text:p>
              </text:list-item>
            </text:list>
            <text:p text:style-name="P8"><text:span text:style-name="T36">my ($clef-publique, $clef-privée) = génère-clef 180;</text:span></text:p>
            <text:p text:style-name="P8"><text:span text:style-name="T36">say $_ for $clef-publique, $clef-privée;</text:span></text:p>
            <text:p text:style-name="P8"><text:span text:style-name="T36">say déchiffre-nb chiffre-nb(1234567890, $clef-publique),</text:span></text:p>
            <text:p text:style-name="P8"><text:span text:style-name="T36"><text:s text:c="4"/></text:span><text:span text:style-name="T36">$clef-privée; <text:s text:c="4"/># -&gt; 1234567890</text:span></text:p>
            <text:list text:continue-numbering="true" text:style-name="L2">
              <text:list-header>
                <text:p><text:span text:style-name="T3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numdark" presentation:presentation-page-layout-name="AL2T1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Conclusion</text:p>
          </draw:text-box>
        </draw:frame>
        <draw:frame presentation:style-name="pr18" draw:layer="layout" svg:width="24.1cm" svg:height="17.148cm" svg:x="2cm" svg:y="4.514cm" presentation:class="outline" presentation:user-transformed="true">
          <draw:text-box>
            <text:list text:style-name="L2">
              <text:list-item>
                <text:p>Facile, non ? Et fun, non ?</text:p>
              </text:list-item>
              <text:list-item>
                <text:p>Fait en quelques lignes de code</text:p>
              </text:list-item>
            </text:list>
            <text:list text:style-name="L3">
              <text:list-item>
                <text:list>
                  <text:list-item>
                    <text:p text:style-name="P10">Remarque : j'ai décrit l'algo de base, je ne dis pas que le code soit cryptographiquement fiable</text:p>
                  </text:list-item>
                </text:list>
              </text:list-item>
            </text:list>
            <text:list text:style-name="L2">
              <text:list-item>
                <text:p>Des questions ?</text:p>
                <text:p>Liens : 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https://www.promptworks.com/blog/public-keys-in-perl-6</text:span></text:p>
                  </text:list-item>
                  <text:list-item>
                    <text:p text:style-name="P3"><text:span text:style-name="T1">http://shop.oreilly.com/product/0636920065883.do</text:span></text:p>
                  </text:list-item>
                  <text:list-item>
                    <text:p text:style-name="P3"><text:span text:style-name="T1">http://greenteapress.com/wp/think-perl-6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numdark" presentation:presentation-page-layout-name="AL2T1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Tests</text:p>
          </draw:text-box>
        </draw:frame>
        <draw:frame presentation:style-name="pr19" draw:layer="layout" svg:width="24.1cm" svg:height="12.994cm" svg:x="2cm" svg:y="5.314cm" presentation:class="outline" presentation:user-transformed="true">
          <draw:text-box>
            <text:list text:style-name="L2">
              <text:list-item>
                <text:p>Utilisation du module Tests :</text:p>
              </text:list-item>
            </text:list>
            <text:p text:style-name="P8"><text:span text:style-name="T34">use Tests;</text:span></text:p>
            <text:p text:style-name="P8"><text:span text:style-name="T34">my $début = now;</text:span></text:p>
            <text:p text:style-name="P8"><text:span text:style-name="T34">plan 20;</text:span></text:p>
            <text:p text:style-name="P8"><text:span text:style-name="T34">for 1..20 { <text:s/></text:span></text:p>
            <text:p text:style-name="P8"><text:span text:style-name="T34"><text:s text:c="4"/></text:span><text:span text:style-name="T34">my $msg = (1..$clef-privée[1]).pick;</text:span></text:p>
            <text:p text:style-name="P8"><text:span text:style-name="T34"><text:s text:c="4"/></text:span><text:span text:style-name="T34">my $crypt = chiffre-nb $msg, $clef-publique;</text:span></text:p>
            <text:p text:style-name="P8"><text:span text:style-name="T34"><text:s text:c="4"/></text:span><text:span text:style-name="T34">my $decrypt = déchiffre-nb $crypt, $clef-privée;</text:span></text:p>
            <text:p text:style-name="P8"><text:span text:style-name="T34"><text:s text:c="4"/></text:span><text:span text:style-name="T34">ok $decrypt == $msg;</text:span></text:p>
            <text:p text:style-name="P8"><text:span text:style-name="T34">}</text:span></text:p>
            <text:p text:style-name="P8"><text:span text:style-name="T34">say "duration: ", now - $début;</text:span></text:p>
            <text:p text:style-name="P8"><text:span text:style-name="T38"/></text:p>
            <text:list text:continue-numbering="true" text:style-name="L2">
              <text:list-item>
                <text:p>Imprime « OK 1 » … « OK 20 »</text:p>
              </text:list-item>
              <text:list-item>
                <text:p>Durée d'exécution : « duration: 0.10658438 »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numdark" presentation:presentation-page-layout-name="AL2T1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Chiffrer un message texte</text:p>
          </draw:text-box>
        </draw:frame>
        <draw:frame presentation:style-name="pr20" draw:layer="layout" svg:width="24.1cm" svg:height="12.718cm" svg:x="2cm" svg:y="4.714cm" presentation:class="outline" presentation:user-transformed="true">
          <draw:text-box>
            <text:list text:style-name="L2">
              <text:list-item>
                <text:p>Pour chiffrer un texte, on peut le convertir en utilisant la représentation UTF-8 de la chaîne</text:p>
              </text:list-item>
            </text:list>
            <text:p text:style-name="P8"><text:span text:style-name="T34">sub chiffre-texte ($txt-msg, $clé-pub) {</text:span></text:p>
            <text:p text:style-name="P8"><text:span text:style-name="T34"><text:s text:c="4"/></text:span><text:span text:style-name="T34">return chiffre-nb $txt-msg.encode.List.fmt("%02x",</text:span></text:p>
            <text:p text:style-name="P8"><text:span text:style-name="T34"><text:s text:c="7"/></text:span><text:span text:style-name="T34">"").map( {:16($_)} ).join, $clé-pub;</text:span></text:p>
            <text:p text:style-name="P8"><text:span text:style-name="T34">}</text:span></text:p>
            <text:p text:style-name="P8"><text:span text:style-name="T34">sub déchiffre-texte ($chiffre, $clé-priv) {</text:span></text:p>
            <text:p text:style-name="P8"><text:span text:style-name="T34"><text:s text:c="4"/></text:span><text:span text:style-name="T34">my @octets = déchiffre-nb($chiffre, </text:span></text:p>
            <text:p text:style-name="P8"><text:span text:style-name="T34"><text:s text:c="7"/></text:span><text:span text:style-name="T34">$clé-priv).join.Int.base(16).comb(2).map({:16($_)});</text:span></text:p>
            <text:p text:style-name="P8"><text:span text:style-name="T34"><text:s text:c="4"/></text:span><text:span text:style-name="T34">return Blob.new(@octets).decode;</text:span></text:p>
            <text:p text:style-name="P8"><text:span text:style-name="T34">}</text:span></text:p>
            <text:p text:style-name="P8"><text:span text:style-name="T34">my $code = chiffre-texte "Maître Corbeau sur un arbre perché", </text:span></text:p>
            <text:p text:style-name="P8"><text:span text:style-name="T34"><text:s text:c="15"/></text:span><text:span text:style-name="T34">$clef-publique;</text:span></text:p>
            <text:p text:style-name="P8"><text:span text:style-name="T34">say déchiffre-texte $code, $clef-privée;</text:span></text:p>
            <text:p text:style-name="P8"><text:span text:style-name="T34"><text:s text:c="5"/></text:span><text:span text:style-name="T34"># -&gt; Maître Corbeau sur un arbre perch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Segoe UI2" svg:font-family="'Segoe UI'" style:font-adornments="Normal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Consolas3" svg:font-family="Consolas" style:font-family-generic="swiss" style:font-pitch="fixed"/>
    <style:font-face style:name="Consolas4" svg:font-family="Consolas" style:font-adornments="Regular" style:font-family-generic="swiss" style:font-pitch="fixed"/>
    <style:font-face style:name="Albany1" svg:font-family="Albany" style:font-pitch="variable"/>
    <style:font-face style:name="Andale Sans UI1" svg:font-family="'Andale Sans UI'" style:font-pitch="variable"/>
    <style:font-face style:name="Segoe UI" svg:font-family="'Segoe UI'" style:font-pitch="variable"/>
    <style:font-face style:name="Tahoma1" svg:font-family="Tahoma" style:font-pitch="variable"/>
    <style:font-face style:name="Albany2" svg:font-family="Albany" style:font-family-generic="modern" style:font-pitch="variable"/>
    <style:font-face style:name="Consolas" svg:font-family="Consolas" style:font-family-generic="modern" style:font-pitch="variable"/>
    <style:font-face style:name="Courier New" svg:font-family="'Courier New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lbany3" svg:font-family="Albany" style:font-family-generic="swiss" style:font-pitch="variable"/>
    <style:font-face style:name="Andale Sans UI2" svg:font-family="'Andale Sans UI'" style:font-family-generic="swiss" style:font-pitch="variable"/>
    <style:font-face style:name="Consolas2" svg:font-family="Consolas" style:font-family-generic="swiss" style:font-pitch="variable"/>
    <style:font-face style:name="Tahoma2" svg:font-family="Tahoma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ashapes8" xlink:href="Pictures/100000000000032000000258CECDE0CB01CABD1C.png" xlink:type="simple" xlink:show="embed" xlink:actuate="onLoad"/>
    <draw:fill-image draw:name="bluelinesdark" xlink:href="Pictures/100000000000032000000258511A0C7872EB2D4A.png" xlink:type="simple" xlink:show="embed" xlink:actuate="onLoad"/>
    <draw:fill-image draw:name="bluetitledown" xlink:href="Pictures/100000000000032000000258350B5249660066BE.png" xlink:type="simple" xlink:show="embed" xlink:actuate="onLoad"/>
    <draw:fill-image draw:name="numbers3" xlink:href="Pictures/100000000000032000000258D41C0289E941B2E2.png" xlink:type="simple" xlink:show="embed" xlink:actuate="onLoad"/>
    <draw:fill-image draw:name="sunrise_5f_box" draw:display-name="sunrise_box" xlink:href="Pictures/1000000000000320000002584709B83C1FA6AEB7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Thorndale1" fo:font-family="Thorndale" style:font-style-name="Regular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style:text-line-through-type="none" style:font-name="Albany" fo:font-family="Albany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draw:background-size="border" draw:fill="bitmap" draw:fill-image-name="bluetitledown" style:repeat="stretch"/>
    </style:style>
    <style:style style:name="Mdp4" style:family="drawing-page">
      <style:drawing-page-properties draw:background-size="border" draw:fill="bitmap" draw:fill-image-name="sunrise_5f_box" draw:fill-image-width="0cm" draw:fill-image-height="0cm"/>
    </style:style>
    <style:style style:name="Mdp5" style:family="drawing-page">
      <style:drawing-page-properties draw:background-size="border" draw:fill="bitmap" draw:fill-image-name="ashapes8" style:repeat="stretch"/>
    </style:style>
    <style:style style:name="Mdp6" style:family="drawing-page">
      <style:drawing-page-properties draw:background-size="border" draw:fill="bitmap" draw:fill-image-name="numbers3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rededges-title">
      <style:graphic-properties draw:fill-color="#ffffff" draw:auto-grow-height="false" fo:min-height="3.507cm"/>
    </style:style>
    <style:style style:name="Mpr14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  <style:master-page style:name="lyt-bluetitledown" style:page-layout-name="PM1" draw:style-name="Mdp3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8cm" svg:x="1.4cm" svg:y="2.2cm" presentation:class="outline" presentation:placeholder="true">
        <draw:text-box/>
      </draw:frame>
      <draw:frame presentation:style-name="Mpr7" draw:text-style-name="MP8" draw:layer="backgroundobjects" svg:width="6.523cm" svg:height="1.448cm" svg:x="1.4cm" svg:y="14.931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576cm" svg:y="14.9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20.076cm" svg:y="14.931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  <style:master-page style:name="lyt-sunrise" style:page-layout-name="PM1" draw:style-name="Mdp4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8" draw:layer="backgroundobjects" svg:width="6.523cm" svg:height="1.448cm" svg:x="1.4cm" svg:y="18.531cm" presentation:class="date-time">
        <draw:text-box>
          <text:p text:style-name="MP7"><text:span text:style-name="MT1"><presentation:date-time/></text:span></text:p>
        </draw:text-box>
      </draw:frame>
      <draw:frame presentation:style-name="Mpr10" draw:text-style-name="MP10" draw:layer="backgroundobjects" svg:width="8.875cm" svg:height="1.448cm" svg:x="9.576cm" svg:y="18.531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12" draw:layer="backgroundobjects" svg:width="6.523cm" svg:height="1.448cm" svg:x="20.076cm" svg:y="18.531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2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  <style:master-page style:name="lyt-rededges" style:page-layout-name="PM1" draw:style-name="Mdp5">
      <draw:frame presentation:style-name="Mpr13" draw:text-style-name="MP14" draw:layer="backgroundobjects" svg:width="17.099cm" svg:height="3.506cm" svg:x="10.1cm" svg:y="0.837cm" presentation:class="title">
        <draw:text-box>
          <text:p text:style-name="MP13">Click to edit the title text format</text:p>
        </draw:text-box>
      </draw:frame>
      <draw:frame presentation:style-name="lyt-rededges-outline1" draw:layer="backgroundobjects" svg:width="21.599cm" svg:height="12.18cm" svg:x="5.5cm" svg:y="4.914cm" presentation:class="outline" presentation:placeholder="true">
        <draw:text-box/>
      </draw:frame>
      <draw:frame presentation:style-name="Mpr14" draw:text-style-name="MP8" draw:layer="backgroundobjects" svg:width="6.523cm" svg:height="1.448cm" svg:x="4.9cm" svg:y="16.931cm" presentation:class="date-time">
        <draw:text-box>
          <text:p text:style-name="MP7"><text:span text:style-name="MT1"><presentation:date-time/></text:span></text:p>
        </draw:text-box>
      </draw:frame>
      <draw:frame presentation:style-name="Mpr14" draw:text-style-name="MP10" draw:layer="backgroundobjects" svg:width="8.875cm" svg:height="1.448cm" svg:x="11.676cm" svg:y="18.631cm" presentation:class="footer">
        <draw:text-box>
          <text:p text:style-name="MP9"><text:span text:style-name="MT1"><presentation:footer/></text:span></text:p>
        </draw:text-box>
      </draw:frame>
      <draw:frame presentation:style-name="Mpr14" draw:text-style-name="MP12" draw:layer="backgroundobjects" svg:width="6.523cm" svg:height="1.448cm" svg:x="20.876cm" svg:y="18.631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  <style:master-page style:name="lyt-numdark" style:page-layout-name="PM1" draw:style-name="Mdp6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18cm" svg:x="2cm" svg:y="5.314cm" presentation:class="outline" presentation:placeholder="true">
        <draw:text-box/>
      </draw:frame>
      <draw:frame presentation:style-name="Mpr17" draw:text-style-name="MP8" draw:layer="backgroundobjects" svg:width="6.523cm" svg:height="1.448cm" svg:x="1.6cm" svg:y="18.131cm" presentation:class="date-time">
        <draw:text-box>
          <text:p text:style-name="MP7"><text:span text:style-name="MT1"><presentation:date-time/></text:span></text:p>
        </draw:text-box>
      </draw:frame>
      <draw:frame presentation:style-name="Mpr17" draw:text-style-name="MP10" draw:layer="backgroundobjects" svg:width="8.875cm" svg:height="1.448cm" svg:x="9.576cm" svg:y="18.131cm" presentation:class="footer">
        <draw:text-box>
          <text:p text:style-name="MP9"><text:span text:style-name="MT1"><presentation:footer/></text:span></text:p>
        </draw:text-box>
      </draw:frame>
      <draw:frame presentation:style-name="Mpr17" draw:text-style-name="MP12" draw:layer="backgroundobjects" svg:width="6.523cm" svg:height="1.448cm" svg:x="19.876cm" svg:y="18.131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urent Rosenfeld</meta:initial-creator>
    <meta:creation-date>2017-05-14T16:58:13.20</meta:creation-date>
    <meta:editing-duration>P4DT11H51M23S</meta:editing-duration>
    <meta:editing-cycles>48</meta:editing-cycles>
    <dc:date>2017-06-04T00:30:52.10</dc:date>
    <dc:creator>Laurent Rosenfeld</dc:creator>
    <meta:generator>LibreOffice/5.1.6.2$Windows_x86 LibreOffice_project/07ac168c60a517dba0f0d7bc7540f5afa45f0909</meta:generator>
    <meta:document-statistic meta:object-count="136"/>
  </office:meta>
</office:document-meta>
</file>